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g Caslon Medium" svg:font-family="'Big Caslon Medium'"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6">
      <style:paragraph-properties fo:text-align="justify" style:justify-single-word="false"/>
    </style:style>
    <style:style style:name="P2" style:family="paragraph" style:parent-style-name="List_20_Paragraph" style:list-style-name="WWNum6">
      <style:paragraph-properties fo:margin-left="0.5626in" fo:margin-right="0in" fo:text-align="justify" style:justify-single-word="false" fo:text-indent="-0.25in" style:auto-text-indent="false"/>
    </style:style>
    <style:style style:name="P3" style:family="paragraph" style:parent-style-name="List_20_Paragraph" style:list-style-name="WWNum6">
      <style:paragraph-properties fo:margin-left="0.25in" fo:margin-right="0in" fo:text-align="justify" style:justify-single-word="false" fo:text-indent="-0.25in" style:auto-text-indent="false"/>
    </style:style>
    <style:style style:name="P4" style:family="paragraph" style:parent-style-name="List_20_Paragraph" style:list-style-name="WWNum6">
      <style:paragraph-properties fo:margin-left="0.25in" fo:margin-right="-0.0835in" fo:text-align="justify" style:justify-single-word="false" fo:text-indent="-0.25in" style:auto-text-indent="false"/>
    </style:style>
    <style:style style:name="P5" style:family="paragraph" style:parent-style-name="List_20_Paragraph" style:list-style-name="WWNum6">
      <style:paragraph-properties fo:margin-left="0.1252in" fo:margin-right="0in" fo:text-align="justify" style:justify-single-word="false" fo:text-indent="-0.25in" style:auto-text-indent="false"/>
    </style:style>
    <style:style style:name="P6" style:family="paragraph" style:parent-style-name="List_20_Paragraph" style:list-style-name="WWNum6">
      <style:paragraph-properties fo:text-align="justify" style:justify-single-word="false" style:punctuation-wrap="simple"/>
    </style:style>
    <style:style style:name="P7" style:family="paragraph" style:parent-style-name="List_20_Paragraph" style:list-style-name="WWNum6">
      <style:paragraph-properties fo:text-align="justify" style:justify-single-word="false">
        <style:tab-stops>
          <style:tab-stop style:position="7.5in" style:type="right"/>
        </style:tab-stops>
      </style:paragraph-properties>
    </style:style>
    <style:style style:name="P8" style:family="paragraph" style:parent-style-name="List_20_Paragraph">
      <style:paragraph-properties fo:text-align="justify" style:justify-single-word="false"/>
      <style:text-properties style:font-name="Garamond"/>
    </style:style>
    <style:style style:name="P9"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style>
    <style:style style:name="P10" style:family="paragraph" style:parent-style-name="Standard">
      <style:paragraph-properties fo:text-align="center" style:justify-single-word="false"/>
    </style:style>
    <style:style style:name="P11" style:family="paragraph" style:parent-style-name="Standard" style:master-page-name="Standard">
      <style:paragraph-properties fo:text-align="center" style:justify-single-word="false" style:page-number="auto" fo:padding-left="0in" fo:padding-right="0in" fo:padding-top="0in" fo:padding-bottom="0.0138in" fo:border-left="none" fo:border-right="none" fo:border-top="none" fo:border-bottom="0.51pt solid #000000"/>
    </style:style>
    <style:style style:name="P12" style:family="paragraph" style:parent-style-name="Standard">
      <style:paragraph-properties fo:margin-top="0in" fo:margin-bottom="0in" style:contextual-spacing="true" fo:text-align="center" style:justify-single-word="false" fo:orphans="2" fo:widows="2" style:punctuation-wrap="simple"/>
    </style:style>
    <style:style style:name="P13" style:family="paragraph" style:parent-style-name="Standard">
      <style:text-properties style:font-name="Garamond"/>
    </style:style>
    <style:style style:name="P14" style:family="paragraph" style:parent-style-name="Standard">
      <style:text-properties style:font-name="Garamond" fo:font-weight="bold" style:font-weight-asian="bold" style:font-name-complex="Big Caslon Medium"/>
    </style:style>
    <style:style style:name="P15" style:family="paragraph" style:parent-style-name="Standard">
      <style:paragraph-properties fo:margin-top="0in" fo:margin-bottom="0in" style:contextual-spacing="true" fo:text-align="justify" style:justify-single-word="false">
        <style:tab-stops>
          <style:tab-stop style:position="7.5in" style:type="right"/>
        </style:tab-stops>
      </style:paragraph-properties>
      <style:text-properties style:font-name="Garamond" fo:font-weight="bold" style:font-weight-asian="bold"/>
    </style:style>
    <style:style style:name="P16" style:family="paragraph" style:parent-style-name="Standard">
      <style:paragraph-properties fo:text-align="justify" style:justify-single-word="false" style:punctuation-wrap="simple"/>
      <style:text-properties style:font-name="Garamond" fo:font-weight="bold" style:letter-kerning="false" style:font-name-asian="Calibri1" style:font-weight-asian="bold" style:font-name-complex="Big Caslon Medium" style:font-weight-complex="bold"/>
    </style:style>
    <style:style style:name="P17" style:family="paragraph" style:parent-style-name="Standard">
      <style:text-properties style:font-name="Garamond" style:font-name-complex="Big Caslon Medium" style:font-weight-complex="bold"/>
    </style:style>
    <style:style style:name="P18" style:family="paragraph" style:parent-style-name="Standard">
      <style:paragraph-properties fo:margin-left="0.5in" fo:margin-right="0in" fo:text-align="center" style:justify-single-word="false" fo:text-indent="0in" style:auto-text-indent="false"/>
      <style:text-properties style:font-name="Garamond" style:font-name-complex="Big Caslon Medium"/>
    </style:style>
    <style:style style:name="P19" style:family="paragraph" style:parent-style-name="Standard">
      <style:paragraph-properties fo:text-align="center" style:justify-single-word="false"/>
      <style:text-properties style:font-name="Garamond"/>
    </style:style>
    <style:style style:name="P20" style:family="paragraph" style:parent-style-name="Standard">
      <style:paragraph-properties fo:text-align="center" style:justify-single-word="false" fo:padding-left="0in" fo:padding-right="0in" fo:padding-top="0in" fo:padding-bottom="0.0138in" fo:border-left="none" fo:border-right="none" fo:border-top="none" fo:border-bottom="0.51pt solid #000000"/>
      <style:text-properties fo:color="#ff0000" loext:opacity="100%" style:font-name="Garamond" fo:font-weight="bold" style:font-weight-asian="bold"/>
    </style:style>
    <style:style style:name="P21" style:family="paragraph" style:parent-style-name="Standard">
      <style:paragraph-properties fo:margin-top="0in" fo:margin-bottom="0in" style:contextual-spacing="true" fo:text-align="justify" style:justify-single-word="false"/>
      <style:text-properties fo:color="#ff0000" loext:opacity="100%" style:font-name="Garamond" fo:font-weight="bold" style:font-weight-asian="bold"/>
    </style:style>
    <style:style style:name="P22" style:family="paragraph" style:parent-style-name="Standard">
      <style:text-properties fo:color="#ff0000" loext:opacity="100%" style:font-name="Garamond" fo:font-weight="bold" style:font-weight-asian="bold" style:font-name-complex="Big Caslon Medium"/>
    </style:style>
    <style:style style:name="P23" style:family="paragraph" style:parent-style-name="Standard">
      <style:paragraph-properties fo:text-align="center" style:justify-single-word="false"/>
      <style:text-properties fo:color="#ff0000" loext:opacity="100%" style:font-name="Garamond"/>
    </style:style>
    <style:style style:name="P24" style:family="paragraph" style:parent-style-name="Standard">
      <style:paragraph-properties fo:text-align="justify" style:justify-single-word="false"/>
      <style:text-properties fo:color="#ff0000" loext:opacity="100%" style:font-name="Garamond"/>
    </style:style>
    <style:style style:name="P25" style:family="paragraph" style:parent-style-name="Standard">
      <style:paragraph-properties fo:text-align="justify" style:justify-single-word="false"/>
    </style:style>
    <style:style style:name="P26" style:family="paragraph" style:parent-style-name="Standard">
      <style:paragraph-properties fo:margin-top="0in" fo:margin-bottom="0in" style:contextual-spacing="true" fo:text-align="justify" style:justify-single-word="false">
        <style:tab-stops>
          <style:tab-stop style:position="7.5in" style:type="right"/>
        </style:tab-stops>
      </style:paragraph-properties>
    </style:style>
    <style:style style:name="P27" style:family="paragraph" style:parent-style-name="Standard">
      <style:paragraph-properties fo:margin-top="0in" fo:margin-bottom="0in" style:contextual-spacing="true" fo:text-align="justify" style:justify-single-word="false" fo:padding-left="0in" fo:padding-right="0in" fo:padding-top="0in" fo:padding-bottom="0.0138in" fo:border-left="none" fo:border-right="none" fo:border-top="none" fo:border-bottom="0.51pt solid #000000">
        <style:tab-stops>
          <style:tab-stop style:position="7.5in" style:type="right"/>
        </style:tab-stops>
      </style:paragraph-properties>
    </style:style>
    <style:style style:name="P28" style:family="paragraph" style:parent-style-name="Standard">
      <style:paragraph-properties fo:margin-top="0in" fo:margin-bottom="0in" style:contextual-spacing="true" fo:text-align="justify" style:justify-single-word="false"/>
    </style:style>
    <style:style style:name="T1" style:family="text">
      <style:text-properties style:font-name="Garamond"/>
    </style:style>
    <style:style style:name="T2" style:family="text">
      <style:text-properties style:font-name="Garamond" fo:font-weight="bold" style:font-weight-asian="bold"/>
    </style:style>
    <style:style style:name="T3" style:family="text">
      <style:text-properties style:font-name="Garamond" fo:font-weight="bold" style:font-weight-asian="bold" style:font-name-complex="Big Caslon Medium"/>
    </style:style>
    <style:style style:name="T4" style:family="text">
      <style:text-properties style:font-name="Garamond" style:font-name-complex="Big Caslon Medium"/>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text:bookmark-start text:name="_Hlk498506641"/><text:span text:style-name="T2">BRADY BLACKMON</text:span></text:p>
        <text:p text:style-name="P9"><text:span text:style-name="T1">Hollister, CA 95023</text:span></text:p>
        <text:p text:style-name="P9"><text:span text:style-name="T1">(408) 580-6437 | brady.blackmon@icloud.com </text:span><text:bookmark-end text:name="_Hlk498506641"/></text:p>
        <text:p text:style-name="P9"><text:a xlink:type="simple" xlink:href="https://www.linkedin.com/in/brady-blackmon-994a3215/" text:style-name="Internet_20_link" text:visited-style-name="Visited_20_Internet_20_Link"><text:span text:style-name="Internet_20_link"><text:span text:style-name="T1">https://www.linkedin.com/in/brady-blackmon-994a3215/</text:span></text:span></text:a></text:p>
        <text:p text:style-name="P20"/>
        <text:p text:style-name="P23"/>
        <text:p text:style-name="P10"><text:span text:style-name="T2">PROFESSIONAL SUMMARY</text:span></text:p>
        <text:p text:style-name="P13"/>
        <text:p text:style-name="P25"><text:span text:style-name="T1">Finance Professional and Navy Veteran with a passion for cybersecurity, currently pursuing education to transition into the cybersecurity field. Adept at leveraging analytical skills honed in finance to assess and mitigate cyber risks effectively. Eager to apply knowledge gained through coursework and hands-on experience to contribute to the protection of critical assets and infrastructure in the cybersecurity realm. Committed to continuous learning and development to excel in this rapidly evolving field. Key skills include:</text:span></text:p>
        <text:p text:style-name="P24"/>
      </text:section>
      <text:section text:style-name="Sect2" text:name="Section1">
        <text:list xml:id="list1413172288" text:style-name="WWNum6">
          <text:list-item>
            <text:p text:style-name="P2"><text:span text:style-name="T1">Customer Service </text:span></text:p>
          </text:list-item>
          <text:list-item>
            <text:p text:style-name="P2"><text:span text:style-name="T1">Risk Assessments</text:span></text:p>
          </text:list-item>
          <text:list-item>
            <text:p text:style-name="P2"><text:span text:style-name="T1">Data Analysis</text:span></text:p>
          </text:list-item>
        </text:list>
        <text:p text:style-name="P8"/>
        <text:list xml:id="list200950998387216" text:continue-numbering="true" text:style-name="WWNum6">
          <text:list-item>
            <text:p text:style-name="P3"><text:span text:style-name="T1">Regulatory Compliance</text:span></text:p>
          </text:list-item>
          <text:list-item>
            <text:p text:style-name="P4"><text:span text:style-name="T1">Risk Management</text:span></text:p>
          </text:list-item>
          <text:list-item>
            <text:p text:style-name="P3"><text:span text:style-name="T1">Attention to Detail</text:span></text:p>
          </text:list-item>
        </text:list>
        <text:p text:style-name="P8"/>
        <text:list xml:id="list200952534765663" text:continue-numbering="true" text:style-name="WWNum6">
          <text:list-item>
            <text:p text:style-name="P5"><text:span text:style-name="T1">Complex Problem Solving</text:span></text:p>
          </text:list-item>
          <text:list-item>
            <text:p text:style-name="P5"><text:span text:style-name="T1">Effective Communication</text:span></text:p>
          </text:list-item>
          <text:list-item>
            <text:p text:style-name="P5"><text:span text:style-name="T1">Sensitive Information Handling</text:span></text:p>
          </text:list-item>
        </text:list>
      </text:section>
      <text:section text:style-name="Sect1" text:name="Section2">
        <text:p text:style-name="P10"><text:span text:style-name="T2">PROFESSIONAL EXPERIENCE</text:span></text:p>
        <text:p text:style-name="P14"/>
        <text:p text:style-name="P26"><text:span text:style-name="T2">U.S. Bank | Hollister, CA <text:tab/>2021 – Present</text:span></text:p>
        <text:p text:style-name="P28"><text:span text:style-name="T2">Client Relationship Consultant</text:span></text:p>
        <text:list xml:id="list200952083061990" text:continue-numbering="true" text:style-name="WWNum6">
          <text:list-item>
            <text:p text:style-name="P6"><text:span text:style-name="T1">Cultivated client relationships through outreach and follow-ups, engaging with clients via in-person, virtual, and appointment-based interactions to assess and address financial needs and banking preferences</text:span></text:p>
          </text:list-item>
          <text:list-item>
            <text:p text:style-name="P6"><text:span text:style-name="T1">Leveraged knowledge of consumer and business banking products and services, including digital offerings, to educate clients and recommend tailored solutions, resulting in enhanced customer satisfaction and loyalty</text:span></text:p>
          </text:list-item>
          <text:list-item>
            <text:p text:style-name="P6"><text:span text:style-name="T1">Delivered an optimal client experience by processing basic transactions, opening new accounts, completing service requests, and submitting credit applications, while maintaining 100% accuracy </text:span></text:p>
          </text:list-item>
          <text:list-item>
            <text:p text:style-name="P6"><text:span text:style-name="T1">Developed partnerships with branch team members and partners to ensure quality service delivery, promoting and demonstrating emerging digital products and technologies to meet clients' evolving financial needs</text:span></text:p>
          </text:list-item>
        </text:list>
        <text:p text:style-name="P16"/>
        <text:p text:style-name="P26"><text:span text:style-name="T2">Wells Fargo | Hollister, CA <text:tab/>2016 – 2021</text:span></text:p>
        <text:p text:style-name="P28"><text:span text:style-name="T2">Personal Banker</text:span></text:p>
        <text:list xml:id="list200951683825199" text:continue-numbering="true" text:style-name="WWNum6">
          <text:list-item>
            <text:p text:style-name="P1"><text:span text:style-name="T1">Exceeded sales and referral goals by selling retail banking products/services, resulting in increased customer acquisition and enhanced product per customer ratio through strategic outbound sales calls and in-person consultations</text:span></text:p>
          </text:list-item>
          <text:list-item>
            <text:p text:style-name="P1"><text:span text:style-name="T1">Managed a customer portfolio, providing a range of financial and credit services aimed at achieving 100% customer business acquisition, while cross-selling products and services to meet clients' financial needs</text:span></text:p>
          </text:list-item>
          <text:list-item>
            <text:p text:style-name="P1"><text:span text:style-name="T1">Developed and maintained relationships with Wells Fargo partners to maximize sales opportunities, utilizing profiling analysis tools to identify and act on cross-sell opportunities, achieving and surpassing sales standards</text:span></text:p>
          </text:list-item>
          <text:list-item>
            <text:p text:style-name="P1"><text:span text:style-name="T1">Resolved difficult situations with professionalism, ensuring the highest level of customer satisfaction; fostered a collaborative team environment through continuous learning and skill enhancement</text:span></text:p>
          </text:list-item>
        </text:list>
        <text:p text:style-name="P24"><text:soft-page-break/></text:p>
        <text:p text:style-name="P28"><text:bookmark-start text:name="_Hlk93495908"/><text:span text:style-name="T2">Assistant Branch Manager</text:span></text:p>
        <text:list xml:id="list200951783274892" text:continue-numbering="true" text:style-name="WWNum6">
          <text:list-item>
            <text:p text:style-name="P7"><text:span text:style-name="T1">Supported the branch manager with daily operations; created schedules for team members and ensured adherence to break and lunch timing</text:span></text:p>
          </text:list-item>
          <text:list-item>
            <text:p text:style-name="P7"><text:span text:style-name="T1">Assisted team members with customer inquiries and issues, ensuring clients received the best possible experience through prompt and accurate resolutions, contributing to high levels of customer satisfaction</text:span></text:p>
          </text:list-item>
          <text:list-item>
            <text:p text:style-name="P7"><text:span text:style-name="T1">Participated in the hiring and retention processes, participating in interviews and onboarding, and fostering a positive work environment with on-the-spot coaching to maintain a high-performing team.</text:span></text:p>
          </text:list-item>
          <text:list-item>
            <text:p text:style-name="P7"><text:span text:style-name="T1">Conducted regular performance assessments and provided feedback to team members, facilitating continuous improvement in service delivery and operational efficiency</text:span></text:p>
          </text:list-item>
        </text:list>
        <text:p text:style-name="P27"><text:span text:style-name="T2"><text:tab/>BRADY BLACKMON | PG. 2</text:span></text:p>
        <text:p text:style-name="P15"><text:bookmark-start text:name="_Hlk168925727"/><text:bookmark-start text:name="_Hlk168925743"/></text:p>
        <text:p text:style-name="P26"><text:span text:style-name="T2">Citibank | Hollister, CA <text:tab/>2015 – 2016</text:span><text:bookmark-end text:name="_Hlk168925727"/></text:p>
        <text:p text:style-name="P28"><text:bookmark-start text:name="_Hlk93495883"/><text:span text:style-name="T2">Personal Banker</text:span><text:bookmark-end text:name="_Hlk93495883"/><text:bookmark-end text:name="_Hlk93495908"/><text:bookmark-end text:name="_Hlk168925743"/></text:p>
        <text:list xml:id="list200951254234017" text:continue-numbering="true" text:style-name="WWNum6">
          <text:list-item>
            <text:p text:style-name="P1"><text:span text:style-name="T1">Delivered exceptional customer service experiences to clients over the phone and in-person, ensuring excellence and satisfaction in every interaction, resulting in increased customer retention </text:span></text:p>
          </text:list-item>
          <text:list-item>
            <text:p text:style-name="P1"><text:span text:style-name="T1">Generated over $1M in home equity loans within the first quarter at Citibank, leveraging customer leads and pursuing new business opportunities through relationship-building efforts</text:span></text:p>
          </text:list-item>
          <text:list-item>
            <text:p text:style-name="P1"><text:span text:style-name="T1">Implemented outbound sales initiatives, including phone outreach and meetings with local businesses, to enhance branch visibility within the community and drive business growth, increasing foot traffic and revenue</text:span></text:p>
          </text:list-item>
          <text:list-item>
            <text:p text:style-name="P1"><text:span text:style-name="T1">Coached tellers and branch staff on product knowledge and special programs, identifying client needs and delivering appropriate referrals, contributing to the overall success and performance of the branch team</text:span></text:p>
          </text:list-item>
        </text:list>
        <text:p text:style-name="P21"/>
        <text:p text:style-name="P26"><text:span text:style-name="T2">Legacy Capital Group| Hollister, CA <text:tab/>2014 – 2015</text:span></text:p>
        <text:p text:style-name="P28"><text:span text:style-name="T2">Insurance Assistant</text:span></text:p>
        <text:list xml:id="list200952186394670" text:continue-numbering="true" text:style-name="WWNum6">
          <text:list-item>
            <text:p text:style-name="P1"><text:span text:style-name="T1">Conducted policy reviews with clients to assess coverage adequacy and address any concerns, facilitating informed decision-making and strengthening client relationships</text:span></text:p>
          </text:list-item>
          <text:list-item>
            <text:p text:style-name="P1"><text:span text:style-name="T1">Facilitated policy amendments and updates by processing orders via phone, ensuring accurate documentation and timely execution of client requests</text:span></text:p>
          </text:list-item>
          <text:list-item>
            <text:p text:style-name="P1"><text:span text:style-name="T1">Performed data entry tasks utilizing Salesforce and Laserfiche platforms, maintaining precise records and supporting the organization's data management and administrative functions</text:span></text:p>
          </text:list-item>
        </text:list>
        <text:p text:style-name="P22"/>
        <text:p text:style-name="P10"><text:span text:style-name="T3">EDUCATION</text:span></text:p>
        <text:p text:style-name="P17"/>
        <text:p text:style-name="P12"><text:span text:style-name="T3">Associate of Science, Justice Administration</text:span><text:span text:style-name="T4"> | West Valley College</text:span></text:p>
        <text:p text:style-name="P22"/>
        <text:p text:style-name="P10"><text:span text:style-name="T3">TECHNICAL COMPETENCIES</text:span></text:p>
        <text:p text:style-name="P18"/>
        <text:p text:style-name="P10"><text:span text:style-name="T3">Software:</text:span><text:span text:style-name="T4"> Microsoft Office Suite 365 (Word, Excel, PowerPoint, Outlook)</text:span></text:p>
        <text:p text:style-name="P10"><text:span text:style-name="T3">Operating Systems:</text:span><text:span text:style-name="T4"> Mac / Microsoft Windows </text:span></text:p>
        <text:p text:style-name="P13"/>
        <text:p text:style-name="P19"/>
        <text:p text:style-name="P1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g Caslon Medium" svg:font-family="'Big Caslon Medium'"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punctuation-wrap="hanging" style:writing-mode="lr-tb"/>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1" style:family="paragraph">
      <style:paragraph-properties fo:margin-top="0in" fo:margin-bottom="0in" style:contextual-spacing="false" fo:text-align="start" style:justify-single-word="false" fo:orphans="0" fo:widows="0" fo:padding="0in" fo:border="none" style:shadow="none" style:writing-mode="lr-tb" style:join-border="false"/>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style:font-name="Times New Roman" fo:font-family="'Times New Roman'" style:font-family-generic="roman" style:font-pitch="variable" style:letter-kerning="true"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loext:linked-style-name="annotation_20_subject">
      <style:text-properties style:font-name="Times New Roman" fo:font-family="'Times New Roman'" style:font-family-generic="roman" style:font-pitch="variable" fo:font-weight="bold" style:letter-kerning="true" style:font-name-asian="Times New Roman1" style:font-family-asian="'Times New Roman'" style:font-family-generic-asian="system" style:font-pitch-asian="variable" style:font-weight-asian="bold"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letter-kerning="true"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2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severs@hireheroesusa.org</meta:initial-creator>
    <dc:creator>Kayla Hayden</dc:creator>
    <meta:editing-cycles>12</meta:editing-cycles>
    <meta:print-date>2019-08-12T18:24:00</meta:print-date>
    <meta:creation-date>2024-06-10T22:18:00</meta:creation-date>
    <dc:date>2024-06-10T23:09:00</dc:date>
    <meta:editing-duration>PT40M</meta:editing-duration>
    <meta:generator>LibreOffice/7.3.7.2$Linux_X86_64 LibreOffice_project/30$Build-2</meta:generator>
    <meta:document-statistic meta:table-count="0" meta:image-count="0" meta:object-count="0" meta:page-count="2" meta:paragraph-count="50" meta:word-count="676" meta:character-count="5078" meta:non-whitespace-character-count="4466"/>
    <meta:user-defined meta:name="AppVersion">16.0000</meta:user-defined>
    <meta:user-defined meta:name="Company">MedAssets</meta:user-defined>
    <meta:template xlink:type="simple" xlink:actuate="onRequest" xlink:title="Normal" xlink:href=""/>
  </office:meta>
</office:document-meta>
</file>